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P3" style:family="paragraph" style:parent-style-name="Standard" style:list-style-name="L1">
      <style:paragraph-properties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P4" style:family="paragraph" style:parent-style-name="Standard" style:list-style-name="L1" style:master-page-name="">
      <style:paragraph-properties style:page-number="auto">
        <style:tab-stops>
          <style:tab-stop style:position="0cm"/>
          <style:tab-stop style:position="0.794cm"/>
        </style:tab-stops>
      </style:paragraph-properties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1.032cm" fo:margin-right="0cm" fo:text-align="center" style:justify-single-word="false" fo:text-indent="0.026cm" style:auto-text-indent="false"/>
      <style:text-properties fo:font-size="18pt" style:font-size-asian="18pt" style:font-size-complex="18pt"/>
    </style:style>
    <style:style style:name="P6" style:family="paragraph" style:parent-style-name="Standard">
      <style:paragraph-properties fo:margin-left="1.032cm" fo:margin-right="0cm" fo:text-align="end" style:justify-single-word="false" fo:text-indent="0.026cm" style:auto-text-indent="false"/>
      <style:text-properties fo:font-size="18pt" style:font-size-asian="18pt" style:font-size-complex="18pt"/>
    </style:style>
    <style:style style:name="P7" style:family="paragraph" style:parent-style-name="Standard" style:master-page-name="">
      <style:paragraph-properties fo:margin-left="1.032cm" fo:margin-right="0cm" fo:text-align="end" style:justify-single-word="false" fo:text-indent="0cm" style:auto-text-indent="false" style:page-number="auto"/>
      <style:text-properties fo:font-size="18pt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/></text:p>
      <text:p text:style-name="P6"><text:span text:style-name="T2">…................................</text:span></text:p>
      <text:p text:style-name="P6"><text:span text:style-name="T2">…................................</text:span></text:p>
      <text:p text:style-name="P6"><text:span text:style-name="T2">…...............................</text:span></text:p>
      <text:p text:style-name="P5"><text:span text:style-name="T2"/></text:p>
      <text:p text:style-name="P5"><text:span text:style-name="T2">Служебная записка 02.02.2017</text:span></text:p>
      <text:p text:style-name="P5"><text:span text:style-name="T2"/></text:p>
      <text:p text:style-name="P5"><text:span text:style-name="T2">тема: допустимая замена элементов </text:span></text:p>
      <text:p text:style-name="P5"><text:span text:style-name="T2"/></text:p>
      <text:list xml:id="list1195159132203136450" text:style-name="L1">
        <text:list-item>
          <text:p text:style-name="P4">В связи с невозможностью приобретения в ближайшее время отдельных радиоэлементов для заказа С3-61215/<text:span text:style-name="T1">2</text:span> </text:p>
          <text:p text:style-name="P3">для изделия ТГС Н2 <text:span text:style-name="T1">(</text:span>опытный образец<text:span text:style-name="T1">) </text:span>допускается замена на импортные аналоги.</text:p>
          <text:p text:style-name="P3"/>
        </text:list-item>
        <text:list-item>
          <text:p text:style-name="P3">Список №1 возможных замен с указанием позиционных номеров прилагается</text:p>
        </text:list-item>
      </text:list>
      <text:p text:style-name="P1"/>
      <text:list xml:id="list33305065" text:continue-numbering="true" text:style-name="L1">
        <text:list-header>
          <text:p text:style-name="P3"/>
          <text:p text:style-name="P3"/>
        </text:list-header>
      </text:list>
      <text:p text:style-name="P1"/>
      <text:p text:style-name="P1"/>
      <text:p text:style-name="P1">Исполнитель <text:s/>С Михайлов <text:s text:c="3"/>т.199 <text:span text:style-name="T1">вн.</text:span> <text:s/>89011892586 моб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ач.отд.разработки ТС <text:s text:c="26"/>ЮД Крысин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Приложение на 8 листах</text:p>
      <text:p text:style-name="P1"/>
      <text:p text:style-name="P1">Приложение 1.Список импортных аналогов.....................3листа</text:p>
      <text:p text:style-name="P1">Приложение 2.Список российсих элементов.....................3листа</text:p>
      <text:p text:style-name="P1">Приложение 3.Таблица с данными элементов К10-69......2листа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0M55S</meta:editing-duration>
    <meta:editing-cycles>14</meta:editing-cycles>
    <meta:generator>OpenOffice/4.1.2$Win32 OpenOffice.org_project/412m3$Build-9782</meta:generator>
    <dc:date>2017-02-02T13:11:48.39</dc:date>
    <meta:print-date>2017-02-02T12:52:27.82</meta:print-date>
    <meta:document-statistic meta:table-count="0" meta:image-count="0" meta:object-count="0" meta:page-count="1" meta:paragraph-count="14" meta:word-count="78" meta:character-count="742"/>
    <meta:user-defined meta:name="Info 1"/>
    <meta:user-defined meta:name="Info 2"/>
    <meta:user-defined meta:name="Info 3"/>
    <meta:user-defined meta:name="Info 4"/>
  </office:meta>
</office:document-meta>
</file>